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3138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" table:default-cell-style-name="Default"/>
        <table:table-row table:style-name="ro1"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number-columns-repeated="12"/>
        </table:table-row>
        <table:table-row table:style-name="ro1">
          <table:table-cell office:value-type="float" office:value="0.1">
            <text:p>0.1</text:p>
          </table:table-cell>
          <table:table-cell/>
          <table:table-cell table:formula="of:=[.C$1]*SIN([.$A3])/[.$A3]+[.C$1]*(1-[.C$1])" office:value-type="float" office:value="0">
            <text:p>0</text:p>
          </table:table-cell>
          <table:table-cell table:formula="of:=[.D$1]*SIN([.$A3])/[.$A3]+[.D$1]*(1-[.D$1])" office:value-type="float" office:value="0.189833416646828">
            <text:p>0.1898334166</text:p>
          </table:table-cell>
          <table:table-cell table:formula="of:=[.E$1]*SIN([.$A3])/[.$A3]+[.E$1]*(1-[.E$1])" office:value-type="float" office:value="0.359666833293656">
            <text:p>0.3596668333</text:p>
          </table:table-cell>
          <table:table-cell table:formula="of:=[.F$1]*SIN([.$A3])/[.$A3]+[.F$1]*(1-[.F$1])" office:value-type="float" office:value="0.509500249940484">
            <text:p>0.5095002499</text:p>
          </table:table-cell>
          <table:table-cell table:formula="of:=[.G$1]*SIN([.$A3])/[.$A3]+[.G$1]*(1-[.G$1])" office:value-type="float" office:value="0.639333666587313">
            <text:p>0.6393336666</text:p>
          </table:table-cell>
          <table:table-cell table:formula="of:=[.H$1]*SIN([.$A3])/[.$A3]+[.H$1]*(1-[.H$1])" office:value-type="float" office:value="0.749167083234141">
            <text:p>0.7491670832</text:p>
          </table:table-cell>
          <table:table-cell table:formula="of:=[.I$1]*SIN([.$A3])/[.$A3]+[.I$1]*(1-[.I$1])" office:value-type="float" office:value="0.839000499880969">
            <text:p>0.8390004999</text:p>
          </table:table-cell>
          <table:table-cell table:formula="of:=[.J$1]*SIN([.$A3])/[.$A3]+[.J$1]*(1-[.J$1])" office:value-type="float" office:value="0.908833916527797">
            <text:p>0.9088339165</text:p>
          </table:table-cell>
          <table:table-cell table:formula="of:=[.K$1]*SIN([.$A3])/[.$A3]+[.K$1]*(1-[.K$1])" office:value-type="float" office:value="0.958667333174625">
            <text:p>0.9586673332</text:p>
          </table:table-cell>
          <table:table-cell table:formula="of:=[.L$1]*SIN([.$A3])/[.$A3]+[.L$1]*(1-[.L$1])" office:value-type="float" office:value="0.988500749821453">
            <text:p>0.9885007498</text:p>
          </table:table-cell>
          <table:table-cell table:formula="of:=[.M$1]*SIN([.$A3])/[.$A3]+[.M$1]*(1-[.M$1])" office:value-type="float" office:value="0.998334166468282">
            <text:p>0.9983341665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/>
          <table:table-cell table:formula="of:=[.C$1]*SIN([.$A4])/[.$A4]+[.C$1]*(1-[.C$1])" office:value-type="float" office:value="0">
            <text:p>0</text:p>
          </table:table-cell>
          <table:table-cell table:formula="of:=[.D$1]*SIN([.$A4])/[.$A4]+[.D$1]*(1-[.D$1])" office:value-type="float" office:value="0.18850673555378">
            <text:p>0.1885067356</text:p>
          </table:table-cell>
          <table:table-cell table:formula="of:=[.E$1]*SIN([.$A4])/[.$A4]+[.E$1]*(1-[.E$1])" office:value-type="float" office:value="0.35701347110756">
            <text:p>0.3570134711</text:p>
          </table:table-cell>
          <table:table-cell table:formula="of:=[.F$1]*SIN([.$A4])/[.$A4]+[.F$1]*(1-[.F$1])" office:value-type="float" office:value="0.50552020666134">
            <text:p>0.5055202067</text:p>
          </table:table-cell>
          <table:table-cell table:formula="of:=[.G$1]*SIN([.$A4])/[.$A4]+[.G$1]*(1-[.G$1])" office:value-type="float" office:value="0.634026942215119">
            <text:p>0.6340269422</text:p>
          </table:table-cell>
          <table:table-cell table:formula="of:=[.H$1]*SIN([.$A4])/[.$A4]+[.H$1]*(1-[.H$1])" office:value-type="float" office:value="0.742533677768899">
            <text:p>0.7425336778</text:p>
          </table:table-cell>
          <table:table-cell table:formula="of:=[.I$1]*SIN([.$A4])/[.$A4]+[.I$1]*(1-[.I$1])" office:value-type="float" office:value="0.831040413322679">
            <text:p>0.8310404133</text:p>
          </table:table-cell>
          <table:table-cell table:formula="of:=[.J$1]*SIN([.$A4])/[.$A4]+[.J$1]*(1-[.J$1])" office:value-type="float" office:value="0.899547148876459">
            <text:p>0.8995471489</text:p>
          </table:table-cell>
          <table:table-cell table:formula="of:=[.K$1]*SIN([.$A4])/[.$A4]+[.K$1]*(1-[.K$1])" office:value-type="float" office:value="0.948053884430239">
            <text:p>0.9480538844</text:p>
          </table:table-cell>
          <table:table-cell table:formula="of:=[.L$1]*SIN([.$A4])/[.$A4]+[.L$1]*(1-[.L$1])" office:value-type="float" office:value="0.976560619984019">
            <text:p>0.97656062</text:p>
          </table:table-cell>
          <table:table-cell table:formula="of:=[.M$1]*SIN([.$A4])/[.$A4]+[.M$1]*(1-[.M$1])" office:value-type="float" office:value="0.985067355537799">
            <text:p>0.9850673555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/>
          <table:table-cell table:formula="of:=[.C$1]*SIN([.$A5])/[.$A5]+[.C$1]*(1-[.C$1])" office:value-type="float" office:value="0">
            <text:p>0</text:p>
          </table:table-cell>
          <table:table-cell table:formula="of:=[.D$1]*SIN([.$A5])/[.$A5]+[.D$1]*(1-[.D$1])" office:value-type="float" office:value="0.185885107720841">
            <text:p>0.1858851077</text:p>
          </table:table-cell>
          <table:table-cell table:formula="of:=[.E$1]*SIN([.$A5])/[.$A5]+[.E$1]*(1-[.E$1])" office:value-type="float" office:value="0.351770215441681">
            <text:p>0.3517702154</text:p>
          </table:table-cell>
          <table:table-cell table:formula="of:=[.F$1]*SIN([.$A5])/[.$A5]+[.F$1]*(1-[.F$1])" office:value-type="float" office:value="0.497655323162522">
            <text:p>0.4976553232</text:p>
          </table:table-cell>
          <table:table-cell table:formula="of:=[.G$1]*SIN([.$A5])/[.$A5]+[.G$1]*(1-[.G$1])" office:value-type="float" office:value="0.623540430883362">
            <text:p>0.6235404309</text:p>
          </table:table-cell>
          <table:table-cell table:formula="of:=[.H$1]*SIN([.$A5])/[.$A5]+[.H$1]*(1-[.H$1])" office:value-type="float" office:value="0.729425538604203">
            <text:p>0.7294255386</text:p>
          </table:table-cell>
          <table:table-cell table:formula="of:=[.I$1]*SIN([.$A5])/[.$A5]+[.I$1]*(1-[.I$1])" office:value-type="float" office:value="0.815310646325044">
            <text:p>0.8153106463</text:p>
          </table:table-cell>
          <table:table-cell table:formula="of:=[.J$1]*SIN([.$A5])/[.$A5]+[.J$1]*(1-[.J$1])" office:value-type="float" office:value="0.881195754045884">
            <text:p>0.881195754</text:p>
          </table:table-cell>
          <table:table-cell table:formula="of:=[.K$1]*SIN([.$A5])/[.$A5]+[.K$1]*(1-[.K$1])" office:value-type="float" office:value="0.927080861766725">
            <text:p>0.9270808618</text:p>
          </table:table-cell>
          <table:table-cell table:formula="of:=[.L$1]*SIN([.$A5])/[.$A5]+[.L$1]*(1-[.L$1])" office:value-type="float" office:value="0.952965969487565">
            <text:p>0.9529659695</text:p>
          </table:table-cell>
          <table:table-cell table:formula="of:=[.M$1]*SIN([.$A5])/[.$A5]+[.M$1]*(1-[.M$1])" office:value-type="float" office:value="0.958851077208406">
            <text:p>0.9588510772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/>
          <table:table-cell table:formula="of:=[.C$1]*SIN([.$A6])/[.$A6]+[.C$1]*(1-[.C$1])" office:value-type="float" office:value="0">
            <text:p>0</text:p>
          </table:table-cell>
          <table:table-cell table:formula="of:=[.D$1]*SIN([.$A6])/[.$A6]+[.D$1]*(1-[.D$1])" office:value-type="float" office:value="0.182031098176813">
            <text:p>0.1820310982</text:p>
          </table:table-cell>
          <table:table-cell table:formula="of:=[.E$1]*SIN([.$A6])/[.$A6]+[.E$1]*(1-[.E$1])" office:value-type="float" office:value="0.344062196353626">
            <text:p>0.3440621964</text:p>
          </table:table-cell>
          <table:table-cell table:formula="of:=[.F$1]*SIN([.$A6])/[.$A6]+[.F$1]*(1-[.F$1])" office:value-type="float" office:value="0.486093294530439">
            <text:p>0.4860932945</text:p>
          </table:table-cell>
          <table:table-cell table:formula="of:=[.G$1]*SIN([.$A6])/[.$A6]+[.G$1]*(1-[.G$1])" office:value-type="float" office:value="0.608124392707252">
            <text:p>0.6081243927</text:p>
          </table:table-cell>
          <table:table-cell table:formula="of:=[.H$1]*SIN([.$A6])/[.$A6]+[.H$1]*(1-[.H$1])" office:value-type="float" office:value="0.710155490884065">
            <text:p>0.7101554909</text:p>
          </table:table-cell>
          <table:table-cell table:formula="of:=[.I$1]*SIN([.$A6])/[.$A6]+[.I$1]*(1-[.I$1])" office:value-type="float" office:value="0.792186589060878">
            <text:p>0.7921865891</text:p>
          </table:table-cell>
          <table:table-cell table:formula="of:=[.J$1]*SIN([.$A6])/[.$A6]+[.J$1]*(1-[.J$1])" office:value-type="float" office:value="0.854217687237691">
            <text:p>0.8542176872</text:p>
          </table:table-cell>
          <table:table-cell table:formula="of:=[.K$1]*SIN([.$A6])/[.$A6]+[.K$1]*(1-[.K$1])" office:value-type="float" office:value="0.896248785414504">
            <text:p>0.8962487854</text:p>
          </table:table-cell>
          <table:table-cell table:formula="of:=[.L$1]*SIN([.$A6])/[.$A6]+[.L$1]*(1-[.L$1])" office:value-type="float" office:value="0.918279883591317">
            <text:p>0.9182798836</text:p>
          </table:table-cell>
          <table:table-cell table:formula="of:=[.M$1]*SIN([.$A6])/[.$A6]+[.M$1]*(1-[.M$1])" office:value-type="float" office:value="0.92031098176813">
            <text:p>0.9203109818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/>
          <table:table-cell table:formula="of:=[.C$1]*SIN([.$A7])/[.$A7]+[.C$1]*(1-[.C$1])" office:value-type="float" office:value="0">
            <text:p>0</text:p>
          </table:table-cell>
          <table:table-cell table:formula="of:=[.D$1]*SIN([.$A7])/[.$A7]+[.D$1]*(1-[.D$1])" office:value-type="float" office:value="0.177036323291943">
            <text:p>0.1770363233</text:p>
          </table:table-cell>
          <table:table-cell table:formula="of:=[.E$1]*SIN([.$A7])/[.$A7]+[.E$1]*(1-[.E$1])" office:value-type="float" office:value="0.334072646583885">
            <text:p>0.3340726466</text:p>
          </table:table-cell>
          <table:table-cell table:formula="of:=[.F$1]*SIN([.$A7])/[.$A7]+[.F$1]*(1-[.F$1])" office:value-type="float" office:value="0.471108969875828">
            <text:p>0.4711089699</text:p>
          </table:table-cell>
          <table:table-cell table:formula="of:=[.G$1]*SIN([.$A7])/[.$A7]+[.G$1]*(1-[.G$1])" office:value-type="float" office:value="0.58814529316777">
            <text:p>0.5881452932</text:p>
          </table:table-cell>
          <table:table-cell table:formula="of:=[.H$1]*SIN([.$A7])/[.$A7]+[.H$1]*(1-[.H$1])" office:value-type="float" office:value="0.685181616459713">
            <text:p>0.6851816165</text:p>
          </table:table-cell>
          <table:table-cell table:formula="of:=[.I$1]*SIN([.$A7])/[.$A7]+[.I$1]*(1-[.I$1])" office:value-type="float" office:value="0.762217939751656">
            <text:p>0.7622179398</text:p>
          </table:table-cell>
          <table:table-cell table:formula="of:=[.J$1]*SIN([.$A7])/[.$A7]+[.J$1]*(1-[.J$1])" office:value-type="float" office:value="0.819254263043598">
            <text:p>0.819254263</text:p>
          </table:table-cell>
          <table:table-cell table:formula="of:=[.K$1]*SIN([.$A7])/[.$A7]+[.K$1]*(1-[.K$1])" office:value-type="float" office:value="0.856290586335541">
            <text:p>0.8562905863</text:p>
          </table:table-cell>
          <table:table-cell table:formula="of:=[.L$1]*SIN([.$A7])/[.$A7]+[.L$1]*(1-[.L$1])" office:value-type="float" office:value="0.873326909627483">
            <text:p>0.8733269096</text:p>
          </table:table-cell>
          <table:table-cell table:formula="of:=[.M$1]*SIN([.$A7])/[.$A7]+[.M$1]*(1-[.M$1])" office:value-type="float" office:value="0.870363232919426">
            <text:p>0.8703632329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/>
          <table:table-cell table:formula="of:=[.C$1]*SIN([.$A8])/[.$A8]+[.C$1]*(1-[.C$1])" office:value-type="float" office:value="0">
            <text:p>0</text:p>
          </table:table-cell>
          <table:table-cell table:formula="of:=[.D$1]*SIN([.$A8])/[.$A8]+[.D$1]*(1-[.D$1])" office:value-type="float" office:value="0.171018850914676">
            <text:p>0.1710188509</text:p>
          </table:table-cell>
          <table:table-cell table:formula="of:=[.E$1]*SIN([.$A8])/[.$A8]+[.E$1]*(1-[.E$1])" office:value-type="float" office:value="0.322037701829352">
            <text:p>0.3220377018</text:p>
          </table:table-cell>
          <table:table-cell table:formula="of:=[.F$1]*SIN([.$A8])/[.$A8]+[.F$1]*(1-[.F$1])" office:value-type="float" office:value="0.453056552744028">
            <text:p>0.4530565527</text:p>
          </table:table-cell>
          <table:table-cell table:formula="of:=[.G$1]*SIN([.$A8])/[.$A8]+[.G$1]*(1-[.G$1])" office:value-type="float" office:value="0.564075403658704">
            <text:p>0.5640754037</text:p>
          </table:table-cell>
          <table:table-cell table:formula="of:=[.H$1]*SIN([.$A8])/[.$A8]+[.H$1]*(1-[.H$1])" office:value-type="float" office:value="0.65509425457338">
            <text:p>0.6550942546</text:p>
          </table:table-cell>
          <table:table-cell table:formula="of:=[.I$1]*SIN([.$A8])/[.$A8]+[.I$1]*(1-[.I$1])" office:value-type="float" office:value="0.726113105488056">
            <text:p>0.7261131055</text:p>
          </table:table-cell>
          <table:table-cell table:formula="of:=[.J$1]*SIN([.$A8])/[.$A8]+[.J$1]*(1-[.J$1])" office:value-type="float" office:value="0.777131956402732">
            <text:p>0.7771319564</text:p>
          </table:table-cell>
          <table:table-cell table:formula="of:=[.K$1]*SIN([.$A8])/[.$A8]+[.K$1]*(1-[.K$1])" office:value-type="float" office:value="0.808150807317407">
            <text:p>0.8081508073</text:p>
          </table:table-cell>
          <table:table-cell table:formula="of:=[.L$1]*SIN([.$A8])/[.$A8]+[.L$1]*(1-[.L$1])" office:value-type="float" office:value="0.819169658232083">
            <text:p>0.8191696582</text:p>
          </table:table-cell>
          <table:table-cell table:formula="of:=[.M$1]*SIN([.$A8])/[.$A8]+[.M$1]*(1-[.M$1])" office:value-type="float" office:value="0.810188509146759">
            <text:p>0.8101885091</text:p>
          </table:table-cell>
        </table:table-row>
        <table:table-row table:style-name="ro1">
          <table:table-cell office:value-type="float" office:value="1.3">
            <text:p>1.3</text:p>
          </table:table-cell>
          <table:table-cell/>
          <table:table-cell table:formula="of:=[.C$1]*SIN([.$A9])/[.$A9]+[.C$1]*(1-[.C$1])" office:value-type="float" office:value="0">
            <text:p>0</text:p>
          </table:table-cell>
          <table:table-cell table:formula="of:=[.D$1]*SIN([.$A9])/[.$A9]+[.D$1]*(1-[.D$1])" office:value-type="float" office:value="0.164119860416707">
            <text:p>0.1641198604</text:p>
          </table:table-cell>
          <table:table-cell table:formula="of:=[.E$1]*SIN([.$A9])/[.$A9]+[.E$1]*(1-[.E$1])" office:value-type="float" office:value="0.308239720833414">
            <text:p>0.3082397208</text:p>
          </table:table-cell>
          <table:table-cell table:formula="of:=[.F$1]*SIN([.$A9])/[.$A9]+[.F$1]*(1-[.F$1])" office:value-type="float" office:value="0.432359581250122">
            <text:p>0.4323595813</text:p>
          </table:table-cell>
          <table:table-cell table:formula="of:=[.G$1]*SIN([.$A9])/[.$A9]+[.G$1]*(1-[.G$1])" office:value-type="float" office:value="0.536479441666829">
            <text:p>0.5364794417</text:p>
          </table:table-cell>
          <table:table-cell table:formula="of:=[.H$1]*SIN([.$A9])/[.$A9]+[.H$1]*(1-[.H$1])" office:value-type="float" office:value="0.620599302083536">
            <text:p>0.6205993021</text:p>
          </table:table-cell>
          <table:table-cell table:formula="of:=[.I$1]*SIN([.$A9])/[.$A9]+[.I$1]*(1-[.I$1])" office:value-type="float" office:value="0.684719162500243">
            <text:p>0.6847191625</text:p>
          </table:table-cell>
          <table:table-cell table:formula="of:=[.J$1]*SIN([.$A9])/[.$A9]+[.J$1]*(1-[.J$1])" office:value-type="float" office:value="0.72883902291695">
            <text:p>0.7288390229</text:p>
          </table:table-cell>
          <table:table-cell table:formula="of:=[.K$1]*SIN([.$A9])/[.$A9]+[.K$1]*(1-[.K$1])" office:value-type="float" office:value="0.752958883333657">
            <text:p>0.7529588833</text:p>
          </table:table-cell>
          <table:table-cell table:formula="of:=[.L$1]*SIN([.$A9])/[.$A9]+[.L$1]*(1-[.L$1])" office:value-type="float" office:value="0.757078743750364">
            <text:p>0.7570787438</text:p>
          </table:table-cell>
          <table:table-cell table:formula="of:=[.M$1]*SIN([.$A9])/[.$A9]+[.M$1]*(1-[.M$1])" office:value-type="float" office:value="0.741198604167071">
            <text:p>0.741198604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/>
          <table:table-cell table:formula="of:=[.C$1]*SIN([.$A10])/[.$A10]+[.C$1]*(1-[.C$1])" office:value-type="float" office:value="0">
            <text:p>0</text:p>
          </table:table-cell>
          <table:table-cell table:formula="of:=[.D$1]*SIN([.$A10])/[.$A10]+[.D$1]*(1-[.D$1])" office:value-type="float" office:value="0.156499665773604">
            <text:p>0.1564996658</text:p>
          </table:table-cell>
          <table:table-cell table:formula="of:=[.E$1]*SIN([.$A10])/[.$A10]+[.E$1]*(1-[.E$1])" office:value-type="float" office:value="0.292999331547207">
            <text:p>0.2929993315</text:p>
          </table:table-cell>
          <table:table-cell table:formula="of:=[.F$1]*SIN([.$A10])/[.$A10]+[.F$1]*(1-[.F$1])" office:value-type="float" office:value="0.409498997320811">
            <text:p>0.4094989973</text:p>
          </table:table-cell>
          <table:table-cell table:formula="of:=[.G$1]*SIN([.$A10])/[.$A10]+[.G$1]*(1-[.G$1])" office:value-type="float" office:value="0.505998663094414">
            <text:p>0.5059986631</text:p>
          </table:table-cell>
          <table:table-cell table:formula="of:=[.H$1]*SIN([.$A10])/[.$A10]+[.H$1]*(1-[.H$1])" office:value-type="float" office:value="0.582498328868018">
            <text:p>0.5824983289</text:p>
          </table:table-cell>
          <table:table-cell table:formula="of:=[.I$1]*SIN([.$A10])/[.$A10]+[.I$1]*(1-[.I$1])" office:value-type="float" office:value="0.638997994641622">
            <text:p>0.6389979946</text:p>
          </table:table-cell>
          <table:table-cell table:formula="of:=[.J$1]*SIN([.$A10])/[.$A10]+[.J$1]*(1-[.J$1])" office:value-type="float" office:value="0.675497660415225">
            <text:p>0.6754976604</text:p>
          </table:table-cell>
          <table:table-cell table:formula="of:=[.K$1]*SIN([.$A10])/[.$A10]+[.K$1]*(1-[.K$1])" office:value-type="float" office:value="0.691997326188829">
            <text:p>0.6919973262</text:p>
          </table:table-cell>
          <table:table-cell table:formula="of:=[.L$1]*SIN([.$A10])/[.$A10]+[.L$1]*(1-[.L$1])" office:value-type="float" office:value="0.688496991962433">
            <text:p>0.688496992</text:p>
          </table:table-cell>
          <table:table-cell table:formula="of:=[.M$1]*SIN([.$A10])/[.$A10]+[.M$1]*(1-[.M$1])" office:value-type="float" office:value="0.664996657736036">
            <text:p>0.6649966577</text:p>
          </table:table-cell>
        </table:table-row>
        <table:table-row table:style-name="ro1">
          <table:table-cell office:value-type="float" office:value="1.7">
            <text:p>1.7</text:p>
          </table:table-cell>
          <table:table-cell/>
          <table:table-cell table:formula="of:=[.C$1]*SIN([.$A11])/[.$A11]+[.C$1]*(1-[.C$1])" office:value-type="float" office:value="0">
            <text:p>0</text:p>
          </table:table-cell>
          <table:table-cell table:formula="of:=[.D$1]*SIN([.$A11])/[.$A11]+[.D$1]*(1-[.D$1])" office:value-type="float" office:value="0.148333224144263">
            <text:p>0.1483332241</text:p>
          </table:table-cell>
          <table:table-cell table:formula="of:=[.E$1]*SIN([.$A11])/[.$A11]+[.E$1]*(1-[.E$1])" office:value-type="float" office:value="0.276666448288526">
            <text:p>0.2766664483</text:p>
          </table:table-cell>
          <table:table-cell table:formula="of:=[.F$1]*SIN([.$A11])/[.$A11]+[.F$1]*(1-[.F$1])" office:value-type="float" office:value="0.384999672432789">
            <text:p>0.3849996724</text:p>
          </table:table-cell>
          <table:table-cell table:formula="of:=[.G$1]*SIN([.$A11])/[.$A11]+[.G$1]*(1-[.G$1])" office:value-type="float" office:value="0.473332896577051">
            <text:p>0.4733328966</text:p>
          </table:table-cell>
          <table:table-cell table:formula="of:=[.H$1]*SIN([.$A11])/[.$A11]+[.H$1]*(1-[.H$1])" office:value-type="float" office:value="0.541666120721314">
            <text:p>0.5416661207</text:p>
          </table:table-cell>
          <table:table-cell table:formula="of:=[.I$1]*SIN([.$A11])/[.$A11]+[.I$1]*(1-[.I$1])" office:value-type="float" office:value="0.589999344865577">
            <text:p>0.5899993449</text:p>
          </table:table-cell>
          <table:table-cell table:formula="of:=[.J$1]*SIN([.$A11])/[.$A11]+[.J$1]*(1-[.J$1])" office:value-type="float" office:value="0.61833256900984">
            <text:p>0.618332569</text:p>
          </table:table-cell>
          <table:table-cell table:formula="of:=[.K$1]*SIN([.$A11])/[.$A11]+[.K$1]*(1-[.K$1])" office:value-type="float" office:value="0.626665793154103">
            <text:p>0.6266657932</text:p>
          </table:table-cell>
          <table:table-cell table:formula="of:=[.L$1]*SIN([.$A11])/[.$A11]+[.L$1]*(1-[.L$1])" office:value-type="float" office:value="0.614999017298366">
            <text:p>0.6149990173</text:p>
          </table:table-cell>
          <table:table-cell table:formula="of:=[.M$1]*SIN([.$A11])/[.$A11]+[.M$1]*(1-[.M$1])" office:value-type="float" office:value="0.583332241442628">
            <text:p>0.5833322414</text:p>
          </table:table-cell>
        </table:table-row>
        <table:table-row table:style-name="ro1">
          <table:table-cell office:value-type="float" office:value="1.9">
            <text:p>1.9</text:p>
          </table:table-cell>
          <table:table-cell/>
          <table:table-cell table:formula="of:=[.C$1]*SIN([.$A12])/[.$A12]+[.C$1]*(1-[.C$1])" office:value-type="float" office:value="0">
            <text:p>0</text:p>
          </table:table-cell>
          <table:table-cell table:formula="of:=[.D$1]*SIN([.$A12])/[.$A12]+[.D$1]*(1-[.D$1])" office:value-type="float" office:value="0.139805267773022">
            <text:p>0.1398052678</text:p>
          </table:table-cell>
          <table:table-cell table:formula="of:=[.E$1]*SIN([.$A12])/[.$A12]+[.E$1]*(1-[.E$1])" office:value-type="float" office:value="0.259610535546044">
            <text:p>0.2596105355</text:p>
          </table:table-cell>
          <table:table-cell table:formula="of:=[.F$1]*SIN([.$A12])/[.$A12]+[.F$1]*(1-[.F$1])" office:value-type="float" office:value="0.359415803319065">
            <text:p>0.3594158033</text:p>
          </table:table-cell>
          <table:table-cell table:formula="of:=[.G$1]*SIN([.$A12])/[.$A12]+[.G$1]*(1-[.G$1])" office:value-type="float" office:value="0.439221071092087">
            <text:p>0.4392210711</text:p>
          </table:table-cell>
          <table:table-cell table:formula="of:=[.H$1]*SIN([.$A12])/[.$A12]+[.H$1]*(1-[.H$1])" office:value-type="float" office:value="0.499026338865109">
            <text:p>0.4990263389</text:p>
          </table:table-cell>
          <table:table-cell table:formula="of:=[.I$1]*SIN([.$A12])/[.$A12]+[.I$1]*(1-[.I$1])" office:value-type="float" office:value="0.538831606638131">
            <text:p>0.5388316066</text:p>
          </table:table-cell>
          <table:table-cell table:formula="of:=[.J$1]*SIN([.$A12])/[.$A12]+[.J$1]*(1-[.J$1])" office:value-type="float" office:value="0.558636874411152">
            <text:p>0.5586368744</text:p>
          </table:table-cell>
          <table:table-cell table:formula="of:=[.K$1]*SIN([.$A12])/[.$A12]+[.K$1]*(1-[.K$1])" office:value-type="float" office:value="0.558442142184174">
            <text:p>0.5584421422</text:p>
          </table:table-cell>
          <table:table-cell table:formula="of:=[.L$1]*SIN([.$A12])/[.$A12]+[.L$1]*(1-[.L$1])" office:value-type="float" office:value="0.538247409957196">
            <text:p>0.53824741</text:p>
          </table:table-cell>
          <table:table-cell table:formula="of:=[.M$1]*SIN([.$A12])/[.$A12]+[.M$1]*(1-[.M$1])" office:value-type="float" office:value="0.498052677730218">
            <text:p>0.4980526777</text:p>
          </table:table-cell>
        </table:table-row>
        <table:table-row table:style-name="ro1">
          <table:table-cell office:value-type="float" office:value="2.1">
            <text:p>2.1</text:p>
          </table:table-cell>
          <table:table-cell/>
          <table:table-cell table:formula="of:=[.C$1]*SIN([.$A13])/[.$A13]+[.C$1]*(1-[.C$1])" office:value-type="float" office:value="0">
            <text:p>0</text:p>
          </table:table-cell>
          <table:table-cell table:formula="of:=[.D$1]*SIN([.$A13])/[.$A13]+[.D$1]*(1-[.D$1])" office:value-type="float" office:value="0.131105207935661">
            <text:p>0.1311052079</text:p>
          </table:table-cell>
          <table:table-cell table:formula="of:=[.E$1]*SIN([.$A13])/[.$A13]+[.E$1]*(1-[.E$1])" office:value-type="float" office:value="0.242210415871321">
            <text:p>0.2422104159</text:p>
          </table:table-cell>
          <table:table-cell table:formula="of:=[.F$1]*SIN([.$A13])/[.$A13]+[.F$1]*(1-[.F$1])" office:value-type="float" office:value="0.333315623806982">
            <text:p>0.3333156238</text:p>
          </table:table-cell>
          <table:table-cell table:formula="of:=[.G$1]*SIN([.$A13])/[.$A13]+[.G$1]*(1-[.G$1])" office:value-type="float" office:value="0.404420831742643">
            <text:p>0.4044208317</text:p>
          </table:table-cell>
          <table:table-cell table:formula="of:=[.H$1]*SIN([.$A13])/[.$A13]+[.H$1]*(1-[.H$1])" office:value-type="float" office:value="0.455526039678303">
            <text:p>0.4555260397</text:p>
          </table:table-cell>
          <table:table-cell table:formula="of:=[.I$1]*SIN([.$A13])/[.$A13]+[.I$1]*(1-[.I$1])" office:value-type="float" office:value="0.486631247613964">
            <text:p>0.4866312476</text:p>
          </table:table-cell>
          <table:table-cell table:formula="of:=[.J$1]*SIN([.$A13])/[.$A13]+[.J$1]*(1-[.J$1])" office:value-type="float" office:value="0.497736455549624">
            <text:p>0.4977364555</text:p>
          </table:table-cell>
          <table:table-cell table:formula="of:=[.K$1]*SIN([.$A13])/[.$A13]+[.K$1]*(1-[.K$1])" office:value-type="float" office:value="0.488841663485285">
            <text:p>0.4888416635</text:p>
          </table:table-cell>
          <table:table-cell table:formula="of:=[.L$1]*SIN([.$A13])/[.$A13]+[.L$1]*(1-[.L$1])" office:value-type="float" office:value="0.459946871420946">
            <text:p>0.4599468714</text:p>
          </table:table-cell>
          <table:table-cell table:formula="of:=[.M$1]*SIN([.$A13])/[.$A13]+[.M$1]*(1-[.M$1])" office:value-type="float" office:value="0.411052079356606">
            <text:p>0.4110520794</text:p>
          </table:table-cell>
        </table:table-row>
        <table:table-row table:style-name="ro1">
          <table:table-cell office:value-type="float" office:value="2.3">
            <text:p>2.3</text:p>
          </table:table-cell>
          <table:table-cell/>
          <table:table-cell table:formula="of:=[.C$1]*SIN([.$A14])/[.$A14]+[.C$1]*(1-[.C$1])" office:value-type="float" office:value="0">
            <text:p>0</text:p>
          </table:table-cell>
          <table:table-cell table:formula="of:=[.D$1]*SIN([.$A14])/[.$A14]+[.D$1]*(1-[.D$1])" office:value-type="float" office:value="0.122421965746814">
            <text:p>0.1224219657</text:p>
          </table:table-cell>
          <table:table-cell table:formula="of:=[.E$1]*SIN([.$A14])/[.$A14]+[.E$1]*(1-[.E$1])" office:value-type="float" office:value="0.224843931493628">
            <text:p>0.2248439315</text:p>
          </table:table-cell>
          <table:table-cell table:formula="of:=[.F$1]*SIN([.$A14])/[.$A14]+[.F$1]*(1-[.F$1])" office:value-type="float" office:value="0.307265897240442">
            <text:p>0.3072658972</text:p>
          </table:table-cell>
          <table:table-cell table:formula="of:=[.G$1]*SIN([.$A14])/[.$A14]+[.G$1]*(1-[.G$1])" office:value-type="float" office:value="0.369687862987256">
            <text:p>0.369687863</text:p>
          </table:table-cell>
          <table:table-cell table:formula="of:=[.H$1]*SIN([.$A14])/[.$A14]+[.H$1]*(1-[.H$1])" office:value-type="float" office:value="0.412109828734069">
            <text:p>0.4121098287</text:p>
          </table:table-cell>
          <table:table-cell table:formula="of:=[.I$1]*SIN([.$A14])/[.$A14]+[.I$1]*(1-[.I$1])" office:value-type="float" office:value="0.434531794480883">
            <text:p>0.4345317945</text:p>
          </table:table-cell>
          <table:table-cell table:formula="of:=[.J$1]*SIN([.$A14])/[.$A14]+[.J$1]*(1-[.J$1])" office:value-type="float" office:value="0.436953760227697">
            <text:p>0.4369537602</text:p>
          </table:table-cell>
          <table:table-cell table:formula="of:=[.K$1]*SIN([.$A14])/[.$A14]+[.K$1]*(1-[.K$1])" office:value-type="float" office:value="0.419375725974511">
            <text:p>0.419375726</text:p>
          </table:table-cell>
          <table:table-cell table:formula="of:=[.L$1]*SIN([.$A14])/[.$A14]+[.L$1]*(1-[.L$1])" office:value-type="float" office:value="0.381797691721325">
            <text:p>0.3817976917</text:p>
          </table:table-cell>
          <table:table-cell table:formula="of:=[.M$1]*SIN([.$A14])/[.$A14]+[.M$1]*(1-[.M$1])" office:value-type="float" office:value="0.324219657468139">
            <text:p>0.324219657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/>
          <table:table-cell table:formula="of:=[.C$1]*SIN([.$A15])/[.$A15]+[.C$1]*(1-[.C$1])" office:value-type="float" office:value="0">
            <text:p>0</text:p>
          </table:table-cell>
          <table:table-cell table:formula="of:=[.D$1]*SIN([.$A15])/[.$A15]+[.D$1]*(1-[.D$1])" office:value-type="float" office:value="0.113938885764158">
            <text:p>0.1139388858</text:p>
          </table:table-cell>
          <table:table-cell table:formula="of:=[.E$1]*SIN([.$A15])/[.$A15]+[.E$1]*(1-[.E$1])" office:value-type="float" office:value="0.207877771528317">
            <text:p>0.2078777715</text:p>
          </table:table-cell>
          <table:table-cell table:formula="of:=[.F$1]*SIN([.$A15])/[.$A15]+[.F$1]*(1-[.F$1])" office:value-type="float" office:value="0.281816657292475">
            <text:p>0.2818166573</text:p>
          </table:table-cell>
          <table:table-cell table:formula="of:=[.G$1]*SIN([.$A15])/[.$A15]+[.G$1]*(1-[.G$1])" office:value-type="float" office:value="0.335755543056633">
            <text:p>0.3357555431</text:p>
          </table:table-cell>
          <table:table-cell table:formula="of:=[.H$1]*SIN([.$A15])/[.$A15]+[.H$1]*(1-[.H$1])" office:value-type="float" office:value="0.369694428820791">
            <text:p>0.3696944288</text:p>
          </table:table-cell>
          <table:table-cell table:formula="of:=[.I$1]*SIN([.$A15])/[.$A15]+[.I$1]*(1-[.I$1])" office:value-type="float" office:value="0.383633314584949">
            <text:p>0.3836333146</text:p>
          </table:table-cell>
          <table:table-cell table:formula="of:=[.J$1]*SIN([.$A15])/[.$A15]+[.J$1]*(1-[.J$1])" office:value-type="float" office:value="0.377572200349108">
            <text:p>0.3775722003</text:p>
          </table:table-cell>
          <table:table-cell table:formula="of:=[.K$1]*SIN([.$A15])/[.$A15]+[.K$1]*(1-[.K$1])" office:value-type="float" office:value="0.351511086113266">
            <text:p>0.3515110861</text:p>
          </table:table-cell>
          <table:table-cell table:formula="of:=[.L$1]*SIN([.$A15])/[.$A15]+[.L$1]*(1-[.L$1])" office:value-type="float" office:value="0.305449971877424">
            <text:p>0.3054499719</text:p>
          </table:table-cell>
          <table:table-cell table:formula="of:=[.M$1]*SIN([.$A15])/[.$A15]+[.M$1]*(1-[.M$1])" office:value-type="float" office:value="0.239388857641582">
            <text:p>0.2393888576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/>
          <table:table-cell table:formula="of:=[.C$1]*SIN([.$A16])/[.$A16]+[.C$1]*(1-[.C$1])" office:value-type="float" office:value="0">
            <text:p>0</text:p>
          </table:table-cell>
          <table:table-cell table:formula="of:=[.D$1]*SIN([.$A16])/[.$A16]+[.D$1]*(1-[.D$1])" office:value-type="float" office:value="0.105828884453105">
            <text:p>0.1058288845</text:p>
          </table:table-cell>
          <table:table-cell table:formula="of:=[.E$1]*SIN([.$A16])/[.$A16]+[.E$1]*(1-[.E$1])" office:value-type="float" office:value="0.19165776890621">
            <text:p>0.1916577689</text:p>
          </table:table-cell>
          <table:table-cell table:formula="of:=[.F$1]*SIN([.$A16])/[.$A16]+[.F$1]*(1-[.F$1])" office:value-type="float" office:value="0.257486653359314">
            <text:p>0.2574866534</text:p>
          </table:table-cell>
          <table:table-cell table:formula="of:=[.G$1]*SIN([.$A16])/[.$A16]+[.G$1]*(1-[.G$1])" office:value-type="float" office:value="0.303315537812419">
            <text:p>0.3033155378</text:p>
          </table:table-cell>
          <table:table-cell table:formula="of:=[.H$1]*SIN([.$A16])/[.$A16]+[.H$1]*(1-[.H$1])" office:value-type="float" office:value="0.329144422265524">
            <text:p>0.3291444223</text:p>
          </table:table-cell>
          <table:table-cell table:formula="of:=[.I$1]*SIN([.$A16])/[.$A16]+[.I$1]*(1-[.I$1])" office:value-type="float" office:value="0.334973306718629">
            <text:p>0.3349733067</text:p>
          </table:table-cell>
          <table:table-cell table:formula="of:=[.J$1]*SIN([.$A16])/[.$A16]+[.J$1]*(1-[.J$1])" office:value-type="float" office:value="0.320802191171733">
            <text:p>0.3208021912</text:p>
          </table:table-cell>
          <table:table-cell table:formula="of:=[.K$1]*SIN([.$A16])/[.$A16]+[.K$1]*(1-[.K$1])" office:value-type="float" office:value="0.286631075624838">
            <text:p>0.2866310756</text:p>
          </table:table-cell>
          <table:table-cell table:formula="of:=[.L$1]*SIN([.$A16])/[.$A16]+[.L$1]*(1-[.L$1])" office:value-type="float" office:value="0.232459960077943">
            <text:p>0.2324599601</text:p>
          </table:table-cell>
          <table:table-cell table:formula="of:=[.M$1]*SIN([.$A16])/[.$A16]+[.M$1]*(1-[.M$1])" office:value-type="float" office:value="0.158288844531048">
            <text:p>0.1582888445</text:p>
          </table:table-cell>
        </table:table-row>
        <table:table-row table:style-name="ro1">
          <table:table-cell office:value-type="float" office:value="2.9">
            <text:p>2.9</text:p>
          </table:table-cell>
          <table:table-cell/>
          <table:table-cell table:formula="of:=[.C$1]*SIN([.$A17])/[.$A17]+[.C$1]*(1-[.C$1])" office:value-type="float" office:value="0">
            <text:p>0</text:p>
          </table:table-cell>
          <table:table-cell table:formula="of:=[.D$1]*SIN([.$A17])/[.$A17]+[.D$1]*(1-[.D$1])" office:value-type="float" office:value="0.0982499768694476">
            <text:p>0.0982499769</text:p>
          </table:table-cell>
          <table:table-cell table:formula="of:=[.E$1]*SIN([.$A17])/[.$A17]+[.E$1]*(1-[.E$1])" office:value-type="float" office:value="0.176499953738895">
            <text:p>0.1764999537</text:p>
          </table:table-cell>
          <table:table-cell table:formula="of:=[.F$1]*SIN([.$A17])/[.$A17]+[.F$1]*(1-[.F$1])" office:value-type="float" office:value="0.234749930608343">
            <text:p>0.2347499306</text:p>
          </table:table-cell>
          <table:table-cell table:formula="of:=[.G$1]*SIN([.$A17])/[.$A17]+[.G$1]*(1-[.G$1])" office:value-type="float" office:value="0.272999907477791">
            <text:p>0.2729999075</text:p>
          </table:table-cell>
          <table:table-cell table:formula="of:=[.H$1]*SIN([.$A17])/[.$A17]+[.H$1]*(1-[.H$1])" office:value-type="float" office:value="0.291249884347238">
            <text:p>0.2912498843</text:p>
          </table:table-cell>
          <table:table-cell table:formula="of:=[.I$1]*SIN([.$A17])/[.$A17]+[.I$1]*(1-[.I$1])" office:value-type="float" office:value="0.289499861216686">
            <text:p>0.2894998612</text:p>
          </table:table-cell>
          <table:table-cell table:formula="of:=[.J$1]*SIN([.$A17])/[.$A17]+[.J$1]*(1-[.J$1])" office:value-type="float" office:value="0.267749838086133">
            <text:p>0.2677498381</text:p>
          </table:table-cell>
          <table:table-cell table:formula="of:=[.K$1]*SIN([.$A17])/[.$A17]+[.K$1]*(1-[.K$1])" office:value-type="float" office:value="0.225999814955581">
            <text:p>0.225999815</text:p>
          </table:table-cell>
          <table:table-cell table:formula="of:=[.L$1]*SIN([.$A17])/[.$A17]+[.L$1]*(1-[.L$1])" office:value-type="float" office:value="0.164249791825029">
            <text:p>0.1642497918</text:p>
          </table:table-cell>
          <table:table-cell table:formula="of:=[.M$1]*SIN([.$A17])/[.$A17]+[.M$1]*(1-[.M$1])" office:value-type="float" office:value="0.0824997686944764">
            <text:p>0.0824997687</text:p>
          </table:table-cell>
        </table:table-row>
        <table:table-row table:style-name="ro1">
          <table:table-cell office:value-type="float" office:value="3.1">
            <text:p>3.1</text:p>
          </table:table-cell>
          <table:table-cell/>
          <table:table-cell table:formula="of:=[.C$1]*SIN([.$A18])/[.$A18]+[.C$1]*(1-[.C$1])" office:value-type="float" office:value="0">
            <text:p>0</text:p>
          </table:table-cell>
          <table:table-cell table:formula="of:=[.D$1]*SIN([.$A18])/[.$A18]+[.D$1]*(1-[.D$1])" office:value-type="float" office:value="0.0913413116913965">
            <text:p>0.0913413117</text:p>
          </table:table-cell>
          <table:table-cell table:formula="of:=[.E$1]*SIN([.$A18])/[.$A18]+[.E$1]*(1-[.E$1])" office:value-type="float" office:value="0.162682623382793">
            <text:p>0.1626826234</text:p>
          </table:table-cell>
          <table:table-cell table:formula="of:=[.F$1]*SIN([.$A18])/[.$A18]+[.F$1]*(1-[.F$1])" office:value-type="float" office:value="0.214023935074189">
            <text:p>0.2140239351</text:p>
          </table:table-cell>
          <table:table-cell table:formula="of:=[.G$1]*SIN([.$A18])/[.$A18]+[.G$1]*(1-[.G$1])" office:value-type="float" office:value="0.245365246765586">
            <text:p>0.2453652468</text:p>
          </table:table-cell>
          <table:table-cell table:formula="of:=[.H$1]*SIN([.$A18])/[.$A18]+[.H$1]*(1-[.H$1])" office:value-type="float" office:value="0.256706558456982">
            <text:p>0.2567065585</text:p>
          </table:table-cell>
          <table:table-cell table:formula="of:=[.I$1]*SIN([.$A18])/[.$A18]+[.I$1]*(1-[.I$1])" office:value-type="float" office:value="0.248047870148379">
            <text:p>0.2480478701</text:p>
          </table:table-cell>
          <table:table-cell table:formula="of:=[.J$1]*SIN([.$A18])/[.$A18]+[.J$1]*(1-[.J$1])" office:value-type="float" office:value="0.219389181839775">
            <text:p>0.2193891818</text:p>
          </table:table-cell>
          <table:table-cell table:formula="of:=[.K$1]*SIN([.$A18])/[.$A18]+[.K$1]*(1-[.K$1])" office:value-type="float" office:value="0.170730493531172">
            <text:p>0.1707304935</text:p>
          </table:table-cell>
          <table:table-cell table:formula="of:=[.L$1]*SIN([.$A18])/[.$A18]+[.L$1]*(1-[.L$1])" office:value-type="float" office:value="0.102071805222568">
            <text:p>0.1020718052</text:p>
          </table:table-cell>
          <table:table-cell table:formula="of:=[.M$1]*SIN([.$A18])/[.$A18]+[.M$1]*(1-[.M$1])" office:value-type="float" office:value="0.0134131169139645">
            <text:p>0.0134131169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/>
          <table:table-cell table:formula="of:=[.C$1]*SIN([.$A19])/[.$A19]+[.C$1]*(1-[.C$1])" office:value-type="float" office:value="0">
            <text:p>0</text:p>
          </table:table-cell>
          <table:table-cell table:formula="of:=[.D$1]*SIN([.$A19])/[.$A19]+[.D$1]*(1-[.D$1])" office:value-type="float" office:value="0.0852198274502046">
            <text:p>0.0852198275</text:p>
          </table:table-cell>
          <table:table-cell table:formula="of:=[.E$1]*SIN([.$A19])/[.$A19]+[.E$1]*(1-[.E$1])" office:value-type="float" office:value="0.150439654900409">
            <text:p>0.1504396549</text:p>
          </table:table-cell>
          <table:table-cell table:formula="of:=[.F$1]*SIN([.$A19])/[.$A19]+[.F$1]*(1-[.F$1])" office:value-type="float" office:value="0.195659482350614">
            <text:p>0.1956594824</text:p>
          </table:table-cell>
          <table:table-cell table:formula="of:=[.G$1]*SIN([.$A19])/[.$A19]+[.G$1]*(1-[.G$1])" office:value-type="float" office:value="0.220879309800818">
            <text:p>0.2208793098</text:p>
          </table:table-cell>
          <table:table-cell table:formula="of:=[.H$1]*SIN([.$A19])/[.$A19]+[.H$1]*(1-[.H$1])" office:value-type="float" office:value="0.226099137251023">
            <text:p>0.2260991373</text:p>
          </table:table-cell>
          <table:table-cell table:formula="of:=[.I$1]*SIN([.$A19])/[.$A19]+[.I$1]*(1-[.I$1])" office:value-type="float" office:value="0.211318964701227">
            <text:p>0.2113189647</text:p>
          </table:table-cell>
          <table:table-cell table:formula="of:=[.J$1]*SIN([.$A19])/[.$A19]+[.J$1]*(1-[.J$1])" office:value-type="float" office:value="0.176538792151432">
            <text:p>0.1765387922</text:p>
          </table:table-cell>
          <table:table-cell table:formula="of:=[.K$1]*SIN([.$A19])/[.$A19]+[.K$1]*(1-[.K$1])" office:value-type="float" office:value="0.121758619601637">
            <text:p>0.1217586196</text:p>
          </table:table-cell>
          <table:table-cell table:formula="of:=[.L$1]*SIN([.$A19])/[.$A19]+[.L$1]*(1-[.L$1])" office:value-type="float" office:value="0.0469784470518411">
            <text:p>0.0469784471</text:p>
          </table:table-cell>
          <table:table-cell table:formula="of:=[.M$1]*SIN([.$A19])/[.$A19]+[.M$1]*(1-[.M$1])" office:value-type="float" office:value="-0.0478017254979542">
            <text:p>-0.047801725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/>
          <table:table-cell table:formula="of:=[.C$1]*SIN([.$A20])/[.$A20]+[.C$1]*(1-[.C$1])" office:value-type="float" office:value="0">
            <text:p>0</text:p>
          </table:table-cell>
          <table:table-cell table:formula="of:=[.D$1]*SIN([.$A20])/[.$A20]+[.D$1]*(1-[.D$1])" office:value-type="float" office:value="0.0799776220660108">
            <text:p>0.0799776221</text:p>
          </table:table-cell>
          <table:table-cell table:formula="of:=[.E$1]*SIN([.$A20])/[.$A20]+[.E$1]*(1-[.E$1])" office:value-type="float" office:value="0.139955244132022">
            <text:p>0.1399552441</text:p>
          </table:table-cell>
          <table:table-cell table:formula="of:=[.F$1]*SIN([.$A20])/[.$A20]+[.F$1]*(1-[.F$1])" office:value-type="float" office:value="0.179932866198033">
            <text:p>0.1799328662</text:p>
          </table:table-cell>
          <table:table-cell table:formula="of:=[.G$1]*SIN([.$A20])/[.$A20]+[.G$1]*(1-[.G$1])" office:value-type="float" office:value="0.199910488264043">
            <text:p>0.1999104883</text:p>
          </table:table-cell>
          <table:table-cell table:formula="of:=[.H$1]*SIN([.$A20])/[.$A20]+[.H$1]*(1-[.H$1])" office:value-type="float" office:value="0.199888110330054">
            <text:p>0.1998881103</text:p>
          </table:table-cell>
          <table:table-cell table:formula="of:=[.I$1]*SIN([.$A20])/[.$A20]+[.I$1]*(1-[.I$1])" office:value-type="float" office:value="0.179865732396065">
            <text:p>0.1798657324</text:p>
          </table:table-cell>
          <table:table-cell table:formula="of:=[.J$1]*SIN([.$A20])/[.$A20]+[.J$1]*(1-[.J$1])" office:value-type="float" office:value="0.139843354462076">
            <text:p>0.1398433545</text:p>
          </table:table-cell>
          <table:table-cell table:formula="of:=[.K$1]*SIN([.$A20])/[.$A20]+[.K$1]*(1-[.K$1])" office:value-type="float" office:value="0.0798209765280867">
            <text:p>0.0798209765</text:p>
          </table:table-cell>
          <table:table-cell table:formula="of:=[.L$1]*SIN([.$A20])/[.$A20]+[.L$1]*(1-[.L$1])" office:value-type="float" office:value="-0.000201401405902454">
            <text:p>-0.0002014014</text:p>
          </table:table-cell>
          <table:table-cell table:formula="of:=[.M$1]*SIN([.$A20])/[.$A20]+[.M$1]*(1-[.M$1])" office:value-type="float" office:value="-0.100223779339892">
            <text:p>-0.1002237793</text:p>
          </table:table-cell>
        </table:table-row>
        <table:table-row table:style-name="ro1">
          <table:table-cell office:value-type="float" office:value="3.7">
            <text:p>3.7</text:p>
          </table:table-cell>
          <table:table-cell/>
          <table:table-cell table:formula="of:=[.C$1]*SIN([.$A21])/[.$A21]+[.C$1]*(1-[.C$1])" office:value-type="float" office:value="0">
            <text:p>0</text:p>
          </table:table-cell>
          <table:table-cell table:formula="of:=[.D$1]*SIN([.$A21])/[.$A21]+[.D$1]*(1-[.D$1])" office:value-type="float" office:value="0.0756801042997705">
            <text:p>0.0756801043</text:p>
          </table:table-cell>
          <table:table-cell table:formula="of:=[.E$1]*SIN([.$A21])/[.$A21]+[.E$1]*(1-[.E$1])" office:value-type="float" office:value="0.131360208599541">
            <text:p>0.1313602086</text:p>
          </table:table-cell>
          <table:table-cell table:formula="of:=[.F$1]*SIN([.$A21])/[.$A21]+[.F$1]*(1-[.F$1])" office:value-type="float" office:value="0.167040312899311">
            <text:p>0.1670403129</text:p>
          </table:table-cell>
          <table:table-cell table:formula="of:=[.G$1]*SIN([.$A21])/[.$A21]+[.G$1]*(1-[.G$1])" office:value-type="float" office:value="0.182720417199082">
            <text:p>0.1827204172</text:p>
          </table:table-cell>
          <table:table-cell table:formula="of:=[.H$1]*SIN([.$A21])/[.$A21]+[.H$1]*(1-[.H$1])" office:value-type="float" office:value="0.178400521498852">
            <text:p>0.1784005215</text:p>
          </table:table-cell>
          <table:table-cell table:formula="of:=[.I$1]*SIN([.$A21])/[.$A21]+[.I$1]*(1-[.I$1])" office:value-type="float" office:value="0.154080625798623">
            <text:p>0.1540806258</text:p>
          </table:table-cell>
          <table:table-cell table:formula="of:=[.J$1]*SIN([.$A21])/[.$A21]+[.J$1]*(1-[.J$1])" office:value-type="float" office:value="0.109760730098393">
            <text:p>0.1097607301</text:p>
          </table:table-cell>
          <table:table-cell table:formula="of:=[.K$1]*SIN([.$A21])/[.$A21]+[.K$1]*(1-[.K$1])" office:value-type="float" office:value="0.0454408343981635">
            <text:p>0.0454408344</text:p>
          </table:table-cell>
          <table:table-cell table:formula="of:=[.L$1]*SIN([.$A21])/[.$A21]+[.L$1]*(1-[.L$1])" office:value-type="float" office:value="-0.038879061302066">
            <text:p>-0.0388790613</text:p>
          </table:table-cell>
          <table:table-cell table:formula="of:=[.M$1]*SIN([.$A21])/[.$A21]+[.M$1]*(1-[.M$1])" office:value-type="float" office:value="-0.143198957002296">
            <text:p>-0.143198957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/>
          <table:table-cell table:formula="of:=[.C$1]*SIN([.$A22])/[.$A22]+[.C$1]*(1-[.C$1])" office:value-type="float" office:value="0">
            <text:p>0</text:p>
          </table:table-cell>
          <table:table-cell table:formula="of:=[.D$1]*SIN([.$A22])/[.$A22]+[.D$1]*(1-[.D$1])" office:value-type="float" office:value="0.072364970277334">
            <text:p>0.0723649703</text:p>
          </table:table-cell>
          <table:table-cell table:formula="of:=[.E$1]*SIN([.$A22])/[.$A22]+[.E$1]*(1-[.E$1])" office:value-type="float" office:value="0.124729940554668">
            <text:p>0.1247299406</text:p>
          </table:table-cell>
          <table:table-cell table:formula="of:=[.F$1]*SIN([.$A22])/[.$A22]+[.F$1]*(1-[.F$1])" office:value-type="float" office:value="0.157094910832002">
            <text:p>0.1570949108</text:p>
          </table:table-cell>
          <table:table-cell table:formula="of:=[.G$1]*SIN([.$A22])/[.$A22]+[.G$1]*(1-[.G$1])" office:value-type="float" office:value="0.169459881109336">
            <text:p>0.1694598811</text:p>
          </table:table-cell>
          <table:table-cell table:formula="of:=[.H$1]*SIN([.$A22])/[.$A22]+[.H$1]*(1-[.H$1])" office:value-type="float" office:value="0.16182485138667">
            <text:p>0.1618248514</text:p>
          </table:table-cell>
          <table:table-cell table:formula="of:=[.I$1]*SIN([.$A22])/[.$A22]+[.I$1]*(1-[.I$1])" office:value-type="float" office:value="0.134189821664004">
            <text:p>0.1341898217</text:p>
          </table:table-cell>
          <table:table-cell table:formula="of:=[.J$1]*SIN([.$A22])/[.$A22]+[.J$1]*(1-[.J$1])" office:value-type="float" office:value="0.0865547919413379">
            <text:p>0.0865547919</text:p>
          </table:table-cell>
          <table:table-cell table:formula="of:=[.K$1]*SIN([.$A22])/[.$A22]+[.K$1]*(1-[.K$1])" office:value-type="float" office:value="0.0189197622186719">
            <text:p>0.0189197622</text:p>
          </table:table-cell>
          <table:table-cell table:formula="of:=[.L$1]*SIN([.$A22])/[.$A22]+[.L$1]*(1-[.L$1])" office:value-type="float" office:value="-0.0687152675039941">
            <text:p>-0.0687152675</text:p>
          </table:table-cell>
          <table:table-cell table:formula="of:=[.M$1]*SIN([.$A22])/[.$A22]+[.M$1]*(1-[.M$1])" office:value-type="float" office:value="-0.17635029722666">
            <text:p>-0.17635029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17T15:24:27</dc:date>
    <dc:creator>Sun Sibai</dc:creator>
    <meta:document-statistic meta:table-count="1" meta:cell-count="254" meta:object-count="0"/>
    <meta:generator>LibreOffice/3.5$Linux_x86 LibreOffice_project/350m1$Build-2</meta:generator>
  </office:meta>
</office:document-meta>
</file>